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  <style:text-properties style:font-name="Liberation Sans" style:font-name-asian="Liberation Sans" style:font-name-complex="Liberation Sans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Normálny" style:family="paragraph">
      <style:paragraph-properties fo:margin-bottom="0.1111in" fo:line-height="107%"/>
    </style:style>
  </office:automatic-styles>
  <office:body>
    <office:text text:use-soft-page-breaks="true">
      <text:p text:style-name="P1">Virtualizácia koncových zariadení na UNetLab serveri</text:p>
      <text:p text:style-name="Standard">UNetLab dokáže virtualizovať tieto koncové zariadenia:</text:p>
      <text:list text:style-name="LFO1" text:continue-numbering="true">
        <text:list-item>
          <text:p text:style-name="P2">VPCS – Virtual Personal Computer Simulator – jednoduché koncové zariadenie, ktorému vieme nastaviť IP adresu a overiť konektivitu cez "ping".</text:p>
        </text:list-item>
        <text:list-item>
          <text:p text:style-name="P3">Linux – linuxové distribúcie vie UNetLab virtualizovať pomocou QEMU. Je možné použiť ľubovoľnú linuxovú distribúciu (avšak nie OpenStack-ový "qcow2" obraz)</text:p>
        </text:list-item>
        <text:list-item>
          <text:p text:style-name="P4">Windows – virtualizácia operačného systému Windows tiež prebieha cez QEMU (ale treba ešte preskúmať, ako ho rozbehať)</text:p>
        </text:list-item>
      </text:list>
      <text:p text:style-name="Standard">V tomto dokumente popisujeme iba koncové zariadenie VPCS. Postup, ako do UNetLab servera pridať linuxovú distribúciu resp. Windows, je uvedené v dokumente "Pridávanie zariadení do UNetLab-u".<text:s/></text:p>
      <text:h text:style-name="Nadpis2" text:outline-level="2"/>
      <text:h text:style-name="Nadpis2" text:outline-level="2">VPCS</text:h>
      <text:p text:style-name="Normálny">VPCS do UNetLab topológie pridáme ako “Add new object → Node → Template → VPCS”.</text:p>
      <text:p text:style-name="Normálny">Ku VPCS zariadeniu sa pripojíme rovnako ako k routrom / switchom:</text:p>
      <text:p text:style-name="Normálny"/>
      <text:p text:style-name="Normálny"><text:tab/>telnet &lt;ip_adresa_unetlab_servera&gt; &lt;port_zariadenia&gt;<text:line-break/></text:p>
      <text:p text:style-name="P5">IP adresu pre VPCS nastavíme tak, ako je uvedené v dokumente "Návody Kureková-Šišila -&gt; GNS3 "<text:line-break/><text:line-break/>Zdroj:<text:s/><text:a xlink:href="https://www.youtube.com/watch?v=mfU_28NKVuA" office:target-frame-name="_top" xlink:show="replace">https://www.youtube.com/watch?v=mfU_28NKVuA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j Šišila</dc:creator>
    <meta:creation-date>2017-02-24T09:39:00Z</meta:creation-date>
    <dc:date>2017-02-24T09:39:00Z</dc:date>
    <meta:template xlink:href="Normal.dotm" xlink:type="simple"/>
    <meta:editing-cycles>32</meta:editing-cycles>
    <meta:editing-duration>PT0S</meta:editing-duration>
    <meta:document-statistic meta:page-count="1" meta:paragraph-count="2" meta:word-count="169" meta:character-count="1131" meta:row-count="8" meta:non-whitespace-character-count="964"/>
  </office:meta>
</office:document-meta>
</file>